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officeooo:rsid="000065a2" officeooo:paragraph-rsid="000065a2"/>
    </style:style>
    <style:style style:name="P2" style:family="paragraph" style:parent-style-name="Standard">
      <style:paragraph-properties fo:text-align="justify" style:justify-single-word="false"/>
      <style:text-properties style:font-name="Times New Roman" officeooo:rsid="00085bf9" officeooo:paragraph-rsid="00085bf9"/>
    </style:style>
    <style:style style:name="P3" style:family="paragraph" style:parent-style-name="Standard">
      <style:paragraph-properties fo:text-align="justify" style:justify-single-word="false"/>
      <style:text-properties style:font-name="Times New Roman" fo:language="en" fo:country="US" officeooo:rsid="00085bf9" officeooo:paragraph-rsid="000d0ba2"/>
    </style:style>
    <style:style style:name="T1" style:family="text">
      <style:text-properties officeooo:rsid="000a3acc"/>
    </style:style>
    <style:style style:name="T2" style:family="text">
      <style:text-properties officeooo:rsid="000bcf1f"/>
    </style:style>
    <style:style style:name="T3" style:family="text">
      <style:text-properties style:text-position="super 58%" officeooo:rsid="000bcf1f"/>
    </style:style>
    <style:style style:name="T4" style:family="text">
      <style:text-properties style:text-position="0% 100%" officeooo:rsid="000bcf1f"/>
    </style:style>
    <style:style style:name="T5" style:family="text">
      <style:text-properties style:text-position="0% 100%" officeooo:rsid="000bff4c"/>
    </style:style>
    <style:style style:name="T6" style:family="text">
      <style:text-properties officeooo:rsid="000e59c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ECH SEGREGATION BASED ON BINAURAL AND MONAURAL CUES</text:p>
      <text:p text:style-name="P2"/>
      <text:p text:style-name="P3">In a previous work, Zhang have separated target speech from its masker in reverberant environment using estimated binary mask. Binary mask is estimated by <text:span text:style-name="T1">deep neural network (</text:span>DNN<text:span text:style-name="T1">) </text:span>classifier that used spatial <text:span text:style-name="T1">and spectral features as a training data and ideal ratio mask (IRM) as a training target.</text:span> <text:span text:style-name="T1">Spatial features that used are </text:span>2-dimensional interaural time difference (2D-ITD) and interaural level difference (ILD). <text:span text:style-name="T1">And s</text:span>pectral features <text:span text:style-name="T1">that used are </text:span>amplitude modulation spectrum (AMS), relative spectral transform and perceptual linear prediction (RASTA-PLP) and mel-frequency cepstral coefficient (MFCC). However, <text:span text:style-name="T2">the combination of </text:span>AMS, RASTA-PLP and MFCC are not great spectral features to used as training data. Therefore, in this study will be performed binaural separation that use<text:span text:style-name="T2">d</text:span> more powerful spectral feature <text:span text:style-name="T2">combination</text:span>, there are gammatone frequency cepstral coefficient (GFCC) and multi resolution cochleagram (MRCG). <text:s/><text:span text:style-name="T2">In this experiment, a male speaker as a target speech at azimuth 0</text:span><text:span text:style-name="T3">o</text:span><text:span text:style-name="T4"> </text:span><text:span text:style-name="T2">and a female speaker as a masker speech at azimuth 30</text:span><text:span text:style-name="T3">o</text:span><text:span text:style-name="T2">, 20</text:span><text:span text:style-name="T3">o</text:span><text:span text:style-name="T2">, 10</text:span><text:span text:style-name="T3">o</text:span><text:span text:style-name="T2"> and 5</text:span><text:span text:style-name="T3">o</text:span><text:span text:style-name="T4"> </text:span><text:span text:style-name="T5">in room with 0.32 s, 0.47 s, 0.68 s and 0.89 s reverberation time (RT60)</text:span><text:span text:style-name="T2">. As training process, 50 mixtured speech are used for each condition experiment. DNN as binary classifier contain two hidden layers, 200 binary neurons and 50 epoch, and Restricted Boltzmann Machine (RBM) is used as pre-training process. The intelligibility of r</text:span>esults of <text:span text:style-name="T6">binaural</text:span> separation <text:span text:style-name="T6">is evaluated by subjective and objective evaluation method. For objective evaluation, </text:span>the value of speech intelligibility using the PESQ is 2.82 and SNR is 11.84 dB compare to previous work 1.21 for PESQ and 3.7 dB for SN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fta Nur Farid</meta:initial-creator>
    <meta:creation-date>2017-11-17T19:11:34.174113709</meta:creation-date>
    <dc:date>2017-11-21T13:18:38.632385420</dc:date>
    <dc:creator>Mifta Nur Farid</dc:creator>
    <meta:editing-duration>PT2H21M4S</meta:editing-duration>
    <meta:editing-cycles>10</meta:editing-cycles>
    <meta:generator>LibreOffice/5.1.6.2$Linux_X86_64 LibreOffice_project/10m0$Build-2</meta:generator>
    <meta:document-statistic meta:table-count="0" meta:image-count="0" meta:object-count="0" meta:page-count="1" meta:paragraph-count="2" meta:word-count="264" meta:character-count="1722" meta:non-whitespace-character-count="1459"/>
  </office:meta>
</office:document-meta>
</file>